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639920971397898296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008969004995699742"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719983613367447491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578212124678933567"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78242463751108304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6273508631389429326"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2102172251011582816"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130437205266687725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3805959" text:continue-list="list2102172251011582816"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988635921935885610"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3806845"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3822795"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3818049"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3815985"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3810591"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66656601353863835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63728426106766121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959024159795831124"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3797333"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1890456397082689289"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681132144092311808"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382092820536474472" text:style-name="L15">
        <text:list-item>
          <text:list>
            <text:list-header>
              <text:p text:style-name="P183">1.5 miles averaging about 9:40/mile and rest 1 min</text:p>
            </text:list-header>
          </text:list>
        </text:list-item>
      </text:list>
      <text:p text:style-name="P24">1 mile in 8:26 and rest 2 min</text:p>
      <text:list xml:id="list5276768526110417242"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857281697802592775"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807359"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6366681387032841159"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151520680943748803"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712772104738602838"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3813017" text:continue-list="list7151520680943748803" text:style-name="L19">
        <text:list-item>
          <text:list>
            <text:list-header>
              <text:p text:style-name="P187">(Pace*HR)=1240</text:p>
            </text:list-header>
          </text:list>
        </text:list-item>
      </text:list>
      <text:list xml:id="list33802286" text:continue-list="list6366681387032841159" text:style-name="L18">
        <text:list-item>
          <text:list>
            <text:list-header>
              <text:p text:style-name="P186">2 miles at 10:46/mile Ave HR= 121 bpm and rest a few minutes</text:p>
            </text:list-header>
          </text:list>
        </text:list-item>
      </text:list>
      <text:list xml:id="list33819828" text:continue-list="list33813017"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381529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306994639712242010"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34400390534628726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889872585189943956"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694167142161256167"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5731080621147154048"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59375749322945975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3819660"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3806163"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789038762296388207"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4739749594914460192"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555935488015262263"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383042021566259946"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67993723214853699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090700008588558863" text:style-name="L32">
        <text:list-item>
          <text:list>
            <text:list-header>
              <text:p text:style-name="P197">0.25 miles in 2:54</text:p>
              <text:p text:style-name="P197">1 mile in 9:21 going faster as I ran and ending at around 8:30 pace</text:p>
            </text:list-header>
          </text:list>
        </text:list-item>
      </text:list>
      <text:list xml:id="list680669885446084527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24615410105408246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58785890263886199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9184789027944548840"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294389025609989881"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250109940714921001"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text:soft-page-break/>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866566346700700420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ext:soft-page-break/>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20T13:54:59.19</dc:date>
    <dc:creator>James Lombardi</dc:creator>
    <meta:editing-duration>P29DT1H46M40S</meta:editing-duration>
    <meta:editing-cycles>2158</meta:editing-cycles>
    <meta:generator>OpenOffice/4.1.2$Win32 OpenOffice.org_project/412m3$Build-9782</meta:generator>
    <meta:document-statistic meta:table-count="0" meta:image-count="9" meta:object-count="0" meta:page-count="213" meta:paragraph-count="6230" meta:word-count="67358" meta:character-count="344904"/>
  </office:meta>
</office:document-meta>
</file>